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0196F985AC3D808E.png" manifest:media-type="image/png"/>
  <manifest:file-entry manifest:full-path="Pictures/10000000000007800000043872D374148CA78120.png" manifest:media-type="image/png"/>
  <manifest:file-entry manifest:full-path="Pictures/10000000000007800000043861C61F464D2A09C1.png" manifest:media-type="image/png"/>
  <manifest:file-entry manifest:full-path="Pictures/1000000000000780000004383DCB7B2D635CAA4D.png" manifest:media-type="image/png"/>
  <manifest:file-entry manifest:full-path="Pictures/1000000000000780000004385E0B1F8B2593E1E4.png" manifest:media-type="image/png"/>
  <manifest:file-entry manifest:full-path="Pictures/100000000000078000000438DEABAF321F4DBD55.png" manifest:media-type="image/png"/>
  <manifest:file-entry manifest:full-path="Pictures/1000000000000780000004383BC23FCB915333D8.png" manifest:media-type="image/png"/>
  <manifest:file-entry manifest:full-path="Pictures/100000000000078000000438B78E60D5991871FF.png" manifest:media-type="image/png"/>
  <manifest:file-entry manifest:full-path="Pictures/1000000000000780000004384E1784F36CF452EA.png" manifest:media-type="image/png"/>
  <manifest:file-entry manifest:full-path="Pictures/1000000000000780000004382AE459A10CEA2C6B.png" manifest:media-type="image/png"/>
  <manifest:file-entry manifest:full-path="Pictures/1000000000000780000004384ABED2EF78EA18B7.png" manifest:media-type="image/png"/>
  <manifest:file-entry manifest:full-path="Pictures/100000000000078000000438F505E295074DB0B5.png" manifest:media-type="image/png"/>
  <manifest:file-entry manifest:full-path="Pictures/1000000000000780000004381CBCAC491C77BC18.png" manifest:media-type="image/png"/>
  <manifest:file-entry manifest:full-path="Pictures/100000000000078000000438B184E20D7ADE9F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16%" draw:contrast="16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hidden" draw:color-mode="standard" draw:luminance="15%" draw:contrast="3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4.334cm" svg:height="24.937cm" svg:x="-0.012cm" svg:y="0.014cm">
          <draw:image xlink:href="Pictures/1000000000000780000004384E1784F36CF452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B78E60D5991871F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4ABED2EF78EA18B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F505E295074DB0B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1CBCAC491C77BC1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B184E20D7ADE9F8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3BC23FCB915333D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2AE459A10CEA2C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1" draw:layer="layout" svg:width="44.334cm" svg:height="24.937cm" svg:x="0cm" svg:y="0cm">
          <draw:image xlink:href="Pictures/1000000000000780000004383DCB7B2D635CAA4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3" draw:text-style-name="P1" draw:layer="layout" svg:width="44.334cm" svg:height="24.937cm" svg:x="0cm" svg:y="0cm">
          <draw:image xlink:href="Pictures/10000000000007800000043861C61F464D2A09C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DEABAF321F4DBD5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44.334cm" svg:height="24.937cm" svg:x="-0.049cm" svg:y="-0.013cm">
          <draw:image xlink:href="Pictures/10000000000007800000043872D374148CA7812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44.334cm" svg:height="24.937cm" svg:x="0cm" svg:y="0cm">
          <draw:image xlink:href="Pictures/1000000000000780000004385E0B1F8B2593E1E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" draw:text-style-name="P1" draw:layer="layout" svg:width="44.334cm" svg:height="24.937cm" svg:x="0cm" svg:y="0cm">
          <draw:image xlink:href="Pictures/1000000000000780000004380196F985AC3D80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32cm" fo:page-height="24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3cm" svg:x="1cm" svg:y="3.741cm"/>
      <draw:page-thumbnail draw:layer="backgroundobjects" svg:width="8.999cm" svg:height="5.063cm" svg:x="1cm" svg:y="12.317cm"/>
      <draw:page-thumbnail draw:layer="backgroundobjects" svg:width="8.999cm" svg:height="5.063cm" svg:x="1cm" svg:y="20.893cm"/>
      <draw:page-thumbnail draw:layer="backgroundobjects" svg:width="8.999cm" svg:height="5.063cm" svg:x="11cm" svg:y="3.741cm"/>
      <draw:page-thumbnail draw:layer="backgroundobjects" svg:width="8.999cm" svg:height="5.063cm" svg:x="11cm" svg:y="12.317cm"/>
      <draw:page-thumbnail draw:layer="backgroundobjects" svg:width="8.999cm" svg:height="5.063cm" svg:x="11cm" svg:y="20.8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20:08:46.274535917</meta:creation-date>
    <dc:date>2021-03-18T03:25:45.575680092</dc:date>
    <meta:editing-duration>PT3H13M16S</meta:editing-duration>
    <meta:editing-cycles>7</meta:editing-cycles>
    <meta:generator>LibreOffice/6.1.5.2$Linux_X86_64 LibreOffice_project/10$Build-2</meta:generator>
    <meta:document-statistic meta:object-count="71"/>
  </office:meta>
</office:document-meta>
</file>